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B02AAA5C483BA096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4b8" officeooo:paragraph-rsid="001a54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6.9252in" svg:height="3.4874in" draw:z-index="0"><draw:image xlink:href="Pictures/1000020100000556000002B02AAA5C483BA09662.png" xlink:type="simple" xlink:show="embed" xlink:actuate="onLoad" loext:mime-type="image/png"/></draw:frame>a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00:54:52.886029494</meta:creation-date>
    <dc:date>2023-02-21T00:59:10.674206611</dc:date>
    <meta:editing-duration>PT4M18S</meta:editing-duration>
    <meta:editing-cycles>1</meta:editing-cycles>
    <meta:document-statistic meta:table-count="0" meta:image-count="1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